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1" svg:font-family="Tahoma"/>
    <style:font-face style:name="NewCenturySchlbk-Roman" svg:font-family="NewCenturySchlbk-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Arial" fo:font-size="10pt" style:font-size-asian="10pt" style:font-size-complex="10pt"/>
    </style:style>
    <style:style style:name="P2" style:family="paragraph" style:parent-style-name="Standard">
      <style:paragraph-properties fo:text-align="start" style:justify-single-word="false" style:text-autospace="none"/>
      <style:text-properties fo:color="#000000" style:font-name="Arial" fo:font-size="10pt" style:font-size-asian="10pt" style:font-size-complex="10pt"/>
    </style:style>
    <style:style style:name="P3" style:family="paragraph" style:parent-style-name="Standard">
      <style:paragraph-properties fo:text-align="start" style:justify-single-word="false" style:text-autospace="none"/>
      <style:text-properties fo:color="#000000" style:font-name="Arial" fo:font-size="10pt" style:font-name-asian="NewCenturySchlbk-Roman" style:font-size-asian="10pt" style:font-name-complex="NewCenturySchlbk-Roman" style:font-size-complex="10pt"/>
    </style:style>
    <style:style style:name="P4" style:family="paragraph" style:parent-style-name="Standard">
      <style:paragraph-properties fo:text-align="start" style:justify-single-word="false" style:text-autospace="none"/>
      <style:text-properties fo:color="#000000"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autospace="none"/>
      <style:text-properties style:font-name="Arial" fo:font-size="10pt" style:font-size-asian="10pt" style:font-size-complex="10pt"/>
    </style:style>
    <style:style style:name="P6" style:family="paragraph" style:parent-style-name="Standard">
      <style:text-properties style:font-name="Arial" fo:font-size="9pt" style:font-size-asian="10.8000001907349pt" style:font-size-complex="10.8000001907349pt"/>
    </style:style>
    <style:style style:name="P7" style:family="paragraph" style:parent-style-name="Standard">
      <style:paragraph-properties fo:text-align="start" style:justify-single-word="false"/>
      <style:text-properties style:font-name="Arial" fo:font-size="9pt" style:font-size-asian="10.8000001907349pt" style:font-size-complex="10.8000001907349pt"/>
    </style:style>
    <style:style style:name="P8" style:family="paragraph" style:parent-style-name="Standard" style:list-style-name="L1">
      <style:text-properties style:font-name="Arial" fo:font-size="10pt" fo:font-weight="bold" style:font-size-asian="10pt" style:font-weight-asian="bold" style:font-size-complex="10pt" style:font-weight-complex="bold"/>
    </style:style>
    <style:style style:name="P9" style:family="paragraph" style:parent-style-name="Standard" style:list-style-name="L1">
      <style:text-properties style:font-name="Arial" fo:font-size="10pt" style:font-size-asian="10pt" style:font-size-complex="10pt"/>
    </style:style>
    <style:style style:name="P10" style:family="paragraph" style:parent-style-name="Standard" style:list-style-name="L1">
      <style:text-properties fo:color="#000000" style:font-name="Arial" fo:font-size="10pt" style:font-size-asian="10pt" style:font-size-complex="10pt"/>
    </style:style>
    <style:style style:name="P11" style:family="paragraph" style:parent-style-name="Standard" style:list-style-name="L1">
      <style:text-properties fo:color="#000000" style:font-name="Arial" fo:font-size="10pt" style:text-underline-style="none" fo:font-weight="bold" style:font-size-asian="10pt" style:font-weight-asian="bold" style:font-size-complex="10pt" style:font-weight-complex="bold"/>
    </style:style>
    <style:style style:name="P12" style:family="paragraph" style:parent-style-name="Standard" style:list-style-name="L1">
      <style:text-properties fo:color="#000000" style:font-name="Arial" fo:font-size="10pt" fo:font-weight="bold" style:font-size-asian="10pt" style:font-weight-asian="bold" style:font-size-complex="10pt" style:font-weight-complex="bold"/>
    </style:style>
    <style:style style:name="P13" style:family="paragraph" style:parent-style-name="Standard" style:list-style-name="L1">
      <style:text-properties fo:color="#000000" style:font-name="Arial" fo:font-size="10pt" fo:font-weight="normal" style:font-size-asian="10pt" style:font-weight-asian="normal" style:font-size-complex="10pt" style:font-weight-complex="normal"/>
    </style:style>
    <style:style style:name="P14" style:family="paragraph" style:parent-style-name="Standard" style:list-style-name="L1">
      <style:paragraph-properties fo:text-align="center" style:justify-single-word="false"/>
      <style:text-properties fo:color="#000000" style:font-name="Arial"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autospace="none"/>
      <style:text-properties fo:color="#000000" style:font-name="Arial" fo:font-size="10pt" fo:font-weight="normal" style:font-size-asian="10pt" style:font-weight-asian="normal" style:font-size-complex="10pt" style:font-weight-complex="normal"/>
    </style:style>
    <style:style style:name="P16" style:family="paragraph" style:parent-style-name="Standard" style:list-style-name="L1" style:master-page-name="">
      <style:paragraph-properties fo:margin-left="0.499cm" fo:margin-right="0cm" fo:margin-top="0.101cm" fo:margin-bottom="0.101cm" fo:text-indent="0cm" style:auto-text-indent="false" style:page-number="auto" fo:background-color="#cccccc" fo:padding="0.049cm" fo:border="0.002cm solid #000000" style:shadow="#808080 0.049cm 0.049cm">
        <style:background-image/>
      </style:paragraph-properties>
      <style:text-properties fo:color="#000000" style:font-name="Arial" fo:font-size="10pt" fo:font-weight="normal" style:font-size-asian="10pt" style:font-weight-asian="normal" style:font-size-complex="10pt" style:font-weight-complex="normal"/>
    </style:style>
    <style:style style:name="P17" style:family="paragraph" style:parent-style-name="Standard" style:list-style-name="L1">
      <style:paragraph-properties fo:margin-left="0.499cm" fo:margin-right="0cm" fo:margin-top="0.101cm" fo:margin-bottom="0.101cm" fo:text-indent="0cm" style:auto-text-indent="false" fo:background-color="#cccccc" fo:padding="0.049cm" fo:border="0.002cm solid #000000" style:shadow="#808080 0.049cm 0.049cm">
        <style:background-image/>
      </style:paragraph-properties>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style:font-name-asian="NewCenturySchlbk-Roman" style:font-weight-asian="bold" style:font-name-complex="NewCenturySchlbk-Roman" style:font-weight-complex="bold"/>
    </style:style>
    <style:style style:name="T3" style:family="text">
      <style:text-properties fo:font-weight="normal" style:font-name-asian="NewCenturySchlbk-Roman" style:font-weight-asian="normal" style:font-name-complex="NewCenturySchlbk-Roman" style:font-weight-complex="normal"/>
    </style:style>
    <style:style style:name="T4" style:family="text">
      <style:text-properties style:font-name-asian="NewCenturySchlbk-Roman" style:font-name-complex="NewCenturySchlbk-Roman"/>
    </style:style>
    <style:style style:name="T5" style:family="text">
      <style:text-properties fo:color="#000000" fo:font-weight="normal" style:font-weight-asian="normal" style:font-weight-complex="normal"/>
    </style:style>
    <text:list-style style:name="L1">
      <text:list-level-style-number text:level="1" text:style-name="Numbering_20_Symbols" style:num-suffix="." style:num-format="I">
        <style:list-level-properties text:space-before="0.139cm" text:min-label-width="0.54cm"/>
      </text:list-level-style-number>
      <text:list-level-style-number text:level="2" text:style-name="Numbering_20_Symbols" style:num-suffix="." style:num-format="1">
        <style:list-level-properties text:space-before="0.82cm" text:min-label-width="0.54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grandeur numérique attribuée à une mesure expérimentale est <text:span text:style-name="T1">toujours une approximation</text:span>. Lorsqu'on mesure une grandeur quelconque (masse, longueur, vitesse ou temps par exemple), on ne peut jamais obtenir une valeur exacte. <text:span text:style-name="T3">Une mesure physique est donc toujours imprécise et la précision dépend de plusieurs facteurs: </text:span><text:span text:style-name="T2">le facteur humain</text:span><text:span text:style-name="T4">, </text:span><text:span text:style-name="T2">l'outil de mesure et le phénomène à mesurer</text:span><text:span text:style-name="T4">.</text:span></text:p>
      <text:p text:style-name="P3"/>
      <text:p text:style-name="P4">Supposons qu'on écrive 15,7 cm pour la longueur d'un objet. Par convention cela veut dire que la mesure est précise au dixième de centimètre près. Si la précision de la mesure allait jusqu'au centième de centimètre on écrirait </text:p>
      <text:p text:style-name="P4">15,70 cm. En écrivant 15,7 cm on a gardé trois <text:span text:style-name="T1">chiffres significatifs</text:span> (1, 5 et 7). Dans 15,70 cm il y a quatre chiffres significatifs (1, 5, 7 et 0).</text:p>
      <text:p text:style-name="P5"/>
      <text:list xml:id="list30323281" text:style-name="L1">
        <text:list-item>
          <text:p text:style-name="P8">Les zéros</text:p>
          <text:p text:style-name="P10">Lorsqu'on inscrit 28 g pour la valeur d'une masse, ce nombre comporte deux chiffres significatifs. On pourrait aussi écrire 0,028 kg sans changer la précision de l'information, ce nombre porte aussi deux chiffres significatifs. Les zéros qui apparaissent à la gauche d'un nombre ne sont pas comptés comme chiffres significatifs. </text:p>
        </text:list-item>
      </text:list>
      <text:p text:style-name="P1"/>
      <text:list xml:id="list30320461" text:continue-numbering="true" text:style-name="L1">
        <text:list-item>
          <text:p text:style-name="P11">Arrondir</text:p>
          <text:p text:style-name="P10">Arrondir un nombre, c'est laisser de côté un ou plusieurs chiffres placés à la droite du nombre. Si le premier chiffre qu'on laisse de côté est plus petit que 5, le dernier chiffre significatif qu'on garde demeure inchangé. S'il est plus grand que 5 ou égal à 5, on ajoute 1 au dernier chiffre significatif retenu. </text:p>
          <text:p text:style-name="P10"/>
        </text:list-item>
        <text:list-item>
          <text:p text:style-name="P12">Règles</text:p>
          <text:list>
            <text:list-item>
              <text:p text:style-name="P12">La multiplication et la division</text:p>
              <text:p text:style-name="P16">Pour la multiplication et la division, il faut arrondir la réponse pour qu'elle ait le <text:span text:style-name="T1">même nombre de chiffres significatifs</text:span> que le nombre qui en a le moins dans l'opération. </text:p>
              <text:p text:style-name="P13">Exemple: 7,485 x 8,61 = 64,44585 en tenant compte des chiffres significatifs le résultats final est 64,4</text:p>
              <text:p text:style-name="P13"/>
            </text:list-item>
            <text:list-item>
              <text:p text:style-name="P12">L'addition et la soustraction</text:p>
              <text:p text:style-name="P17">Pour l'addition et la soustraction, il faut arrondir la réponse pour qu'elle ait le <text:span text:style-name="T1">même nombre de chiffres décimaux</text:span> que le nombre qui en a le moins dans l'opération.</text:p>
              <text:p text:style-name="P9">Exemples: 58,01 + 0,038 = 58,048 <text:span text:style-name="T5">en tenant compte des chiffres significatifs le résultats final est 58,05</text:span></text:p>
            </text:list-item>
          </text:list>
        </text:list-item>
      </text:list>
      <text:p text:style-name="P6"/>
      <text:p text:style-name="P7"/>
      <text:p text:style-name="P7"/>
      <text:p text:style-name="P7"/>
      <text:p text:style-name="P7"/>
      <text:p text:style-name="P2">La grandeur numérique attribuée à une mesure expérimentale est <text:span text:style-name="T1">toujours une approximation</text:span>. Lorsqu'on mesure une grandeur quelconque (masse, longueur, vitesse ou temps par exemple), on ne peut jamais obtenir une valeur exacte. <text:span text:style-name="T3">Une mesure physique est donc toujours imprécise et la précision dépend de plusieurs facteurs: </text:span><text:span text:style-name="T2">le facteur humain</text:span><text:span text:style-name="T4">, </text:span><text:span text:style-name="T2">l'outil de mesure et le phénomène à mesurer</text:span><text:span text:style-name="T4">.</text:span></text:p>
      <text:p text:style-name="P3"/>
      <text:p text:style-name="P4">Supposons qu'on écrive 15,7 cm pour la longueur d'un objet. Par convention cela veut dire que la mesure est précise au dixième de centimètre près. Si la précision de la mesure allait jusqu'au centième de centimètre on écrirait </text:p>
      <text:p text:style-name="P4">15,70 cm. En écrivant 15,7 cm on a gardé trois <text:span text:style-name="T1">chiffres significatifs</text:span> (1, 5 et 7). Dans 15,70 cm il y a quatre chiffres significatifs (1, 5, 7 et 0).</text:p>
      <text:p text:style-name="P5"/>
      <text:list xml:id="list30322191" text:continue-list="list30320461" text:style-name="L1">
        <text:list-item text:start-value="1">
          <text:p text:style-name="P8">Les zéros</text:p>
          <text:p text:style-name="P10">Lorsqu'on inscrit 28 g pour la valeur d'une masse, ce nombre comporte deux chiffres significatifs. On pourrait aussi écrire 0,028 kg sans changer la précision de l'information, ce nombre porte aussi deux chiffres significatifs. Les zéros qui apparaissent à la gauche d'un nombre ne sont pas comptés comme chiffres significatifs. </text:p>
        </text:list-item>
      </text:list>
      <text:p text:style-name="P1"/>
      <text:list xml:id="list30319428" text:continue-numbering="true" text:style-name="L1">
        <text:list-item>
          <text:p text:style-name="P11">Arrondir</text:p>
          <text:p text:style-name="P10">Arrondir un nombre, c'est laisser de côté un ou plusieurs chiffres placés à la droite du nombre. Si le premier chiffre qu'on laisse de côté est plus petit que 5, le dernier chiffre significatif qu'on garde demeure inchangé. S'il est plus grand que 5 ou égal à 5, on ajoute 1 au dernier chiffre significatif retenu. </text:p>
          <text:p text:style-name="P10"/>
        </text:list-item>
        <text:list-item>
          <text:p text:style-name="P12">Règles</text:p>
          <text:list>
            <text:list-item>
              <text:p text:style-name="P12">La multiplication et la division</text:p>
              <text:p text:style-name="P16">Pour la multiplication et la division, il faut arrondir la réponse pour qu'elle ait le <text:span text:style-name="T1">même nombre de chiffres significatifs</text:span> que le nombre qui en a le moins dans l'opération. </text:p>
              <text:p text:style-name="P13">Exemple: 7,485 x 8,61 = 64,44585 en tenant compte des chiffres significatifs le résultats final est 64,4</text:p>
              <text:p text:style-name="P13"/>
            </text:list-item>
            <text:list-item>
              <text:p text:style-name="P12">L'addition et la soustraction</text:p>
              <text:p text:style-name="P17">Pour l'addition et la soustraction, il faut arrondir la réponse pour qu'elle ait le <text:span text:style-name="T1">même nombre de chiffres décimaux</text:span> que le nombre qui en a le moins dans l'opération.</text:p>
              <text:p text:style-name="P14">Exemples: 58,01 + 0,038 = 58,048 en tenant compte des chiffres significatifs le résultats final est 58,0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NewCenturySchlbk-Roman" svg:font-family="NewCenturySchlbk-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1cm" fo:page-height="29.69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_</meta:initial-creator>
    <meta:creation-date>2006-09-24T19:47:06</meta:creation-date>
    <dc:date>2009-09-07T10:22:57.27</dc:date>
    <meta:print-date>2008-09-17T16:48:42</meta:print-date>
    <dc:language>fr-FR</dc:language>
    <meta:editing-cycles>44</meta:editing-cycles>
    <meta:editing-duration>PT02H13M27S</meta:editing-duration>
    <meta:document-statistic meta:table-count="0" meta:image-count="0" meta:object-count="0" meta:page-count="1" meta:paragraph-count="28" meta:word-count="684" meta:character-count="4100"/>
    <meta:user-defined meta:name="Info 1"/>
    <meta:user-defined meta:name="Info 2"/>
    <meta:user-defined meta:name="Info 3"/>
    <meta:user-defined meta:name="Info 4"/>
  </office:meta>
</office:document-meta>
</file>